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846c3" style:font-weight-asian="bold" style:font-weight-complex="bold"/>
    </style:style>
    <style:style style:name="P3" style:family="paragraph" style:parent-style-name="Standard">
      <style:text-properties fo:font-weight="bold" officeooo:rsid="00095acd" officeooo:paragraph-rsid="00095acd" style:font-weight-asian="bold" style:font-weight-complex="bold"/>
    </style:style>
    <style:style style:name="P4" style:family="paragraph" style:parent-style-name="Standard">
      <style:text-properties fo:font-weight="normal" officeooo:rsid="00095acd" officeooo:paragraph-rsid="00095acd" style:font-weight-asian="normal" style:font-weight-complex="normal"/>
    </style:style>
    <style:style style:name="P5" style:family="paragraph" style:parent-style-name="Standard" style:list-style-name="L1">
      <style:text-properties fo:font-weight="bold" officeooo:rsid="000989c3" officeooo:paragraph-rsid="000989c3" style:font-weight-asian="bold" style:font-weight-complex="bold"/>
    </style:style>
    <style:style style:name="P6" style:family="paragraph" style:parent-style-name="Standard" style:list-style-name="L3">
      <style:text-properties fo:font-weight="bold" officeooo:rsid="00095acd" officeooo:paragraph-rsid="00095acd" style:font-weight-asian="bold" style:font-weight-complex="bold"/>
    </style:style>
    <style:style style:name="P7" style:family="paragraph" style:parent-style-name="Standard">
      <style:text-properties fo:font-weight="normal" officeooo:rsid="000989c3" officeooo:paragraph-rsid="000989c3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989c3" officeooo:paragraph-rsid="000989c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8</text:p>
      <text:p text:style-name="P1"/>
      <text:p text:style-name="P1">1.- El estándar IEEE 802.x define una arquitectura de autenticación basada</text:p>
      <text:p text:style-name="P2">en el modelo cliente/servidor. </text:p>
      <text:p text:style-name="P2"/>
      <text:p text:style-name="P2">¿Cuáles son sus tres componentes básicos?</text:p>
      <text:p text:style-name="P2"/>
      <text:list xml:id="list1698913621" text:style-name="L1">
        <text:list-item>
          <text:p text:style-name="P5">CLIENTE: <text:span text:style-name="T1">Incluye sistema operativo sobre interfaz gráfico de usuario o interfaz orientado a objetos de usuario.</text:span></text:p>
        </text:list-item>
        <text:list-item>
          <text:p text:style-name="P5">SERVIDOR: <text:span text:style-name="T1">Ejecuta el software especializado.</text:span></text:p>
        </text:list-item>
        <text:list-item>
          <text:p text:style-name="P5">MIDDLEWARE: <text:span text:style-name="T1">Software distribuido para interacciones entre cliente y servidor.</text:span></text:p>
        </text:list-item>
      </text:list>
      <text:p text:style-name="P7">Desde la API del cliente usada para invocar el servicio, la transmisión de la solicitud y la respuesta hasta el sistema que informa al servidor. No incluye el software que proporciona el servicio ni el interfaz de usuario en el cliente. Parte en el cliente y parte en el servidor.</text:p>
      <text:p text:style-name="P7">El middleware incluye:</text:p>
      <text:list xml:id="list1480073306" text:style-name="L2">
        <text:list-item>
          <text:p text:style-name="P8">Protocolos de transporte, como TCP/IP, IPX..</text:p>
        </text:list-item>
        <text:list-item>
          <text:p text:style-name="P8">NOS’s (Sistemas operativos de red), como RPC, Samba…</text:p>
        </text:list-item>
        <text:list-item>
          <text:p text:style-name="P8">Middleware especifico para el servicio como HTTP, ORB…</text:p>
        </text:list-item>
        <text:list-item>
          <text:p text:style-name="P8">Responsable del buen funcionamiento, especialmente en N nivele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1">¿Qué protocolo define el estándar como base para el procedimiento de</text:p>
      <text:p text:style-name="P1">autenticación entre cliente y servidor?</text:p>
      <text:p text:style-name="P1"/>
      <text:p text:style-name="P4">TLS</text:p>
      <text:p text:style-name="P1"/>
      <text:p text:style-name="P1"/>
      <text:p text:style-name="P1"/>
      <text:p text:style-name="P1"/>
      <text:p text:style-name="P1"/>
      <text:p text:style-name="P1"/>
      <text:p text:style-name="P1">2.- Investiga qué vulnerabilidades presentan los portales cautivos.</text:p>
      <text:p text:style-name="P1"/>
      <text:list xml:id="list3488861624" text:style-name="L3">
        <text:list-item>
          <text:p text:style-name="P6">No se cifra el tráfico entre el cliente y el AP.</text:p>
        </text:list-item>
        <text:list-item>
          <text:p text:style-name="P6">En muchos portales no se controla el tráfico DNS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2:35:17.041674451</meta:creation-date>
    <dc:date>2019-04-11T08:10:23.380502614</dc:date>
    <meta:editing-duration>PT22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90" meta:character-count="1190" meta:non-whitespace-character-count="1027"/>
  </office:meta>
</office:document-meta>
</file>